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assFilterTransformer.setTarget( ClassVisi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assFilterTransform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assFilterTransformer.visitSource( String source , String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FilterTransformer.visitAttribute( Attribut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FilterTransformer.visitOuterClass( String owner ,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FilterTransformer.visit( int version , int access , String name , String signature , String superName , String [ ] interf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assFilterTransformer.visitMethod( int access , String name , String desc , String signature , String [ ] 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FilterTransformer.AbstractClassFilterTransformer( ClassTransformer 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FilterTransformer.visitField( int access , String name , String desc , String signatur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FilterTransformer.visitInnerClass( String name , String outerName , String innerName ,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FilterTransformer.visitAnnotation(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